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monospace" svg:font-family="monospace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5.99cm" style:rel-column-width="23093*"/>
    </style:style>
    <style:style style:name="Tabla1.B" style:family="table-column">
      <style:table-column-properties style:column-width="11.008cm" style:rel-column-width="42442*"/>
    </style:style>
    <style:style style:name="Tabla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background-color="#99ccff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5.99cm" style:rel-column-width="23093*"/>
    </style:style>
    <style:style style:name="Tabla2.B" style:family="table-column">
      <style:table-column-properties style:column-width="11.008cm" style:rel-column-width="42442*"/>
    </style:style>
    <style:style style:name="Tabla2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background-color="#99ccff" fo:padding="0.097cm" fo:border="0.002cm solid #000000">
        <style:background-image/>
      </style:table-cell-properties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5.99cm" style:rel-column-width="23093*"/>
    </style:style>
    <style:style style:name="Tabla3.B" style:family="table-column">
      <style:table-column-properties style:column-width="11.008cm" style:rel-column-width="42442*"/>
    </style:style>
    <style:style style:name="Tabla3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B1" style:family="table-cell">
      <style:table-cell-properties fo:background-color="#99ccff" fo:padding="0.097cm" fo:border="0.002cm solid #000000">
        <style:background-image/>
      </style:table-cell-properties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5.99cm" style:rel-column-width="23093*"/>
    </style:style>
    <style:style style:name="Tabla4.B" style:family="table-column">
      <style:table-column-properties style:column-width="11.008cm" style:rel-column-width="42442*"/>
    </style:style>
    <style:style style:name="Tabla4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B1" style:family="table-cell">
      <style:table-cell-properties fo:background-color="#99ccff" fo:padding="0.097cm" fo:border="0.002cm solid #000000">
        <style:background-image/>
      </style:table-cell-properties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5.99cm" style:rel-column-width="23093*"/>
    </style:style>
    <style:style style:name="Tabla5.B" style:family="table-column">
      <style:table-column-properties style:column-width="11.008cm" style:rel-column-width="42442*"/>
    </style:style>
    <style:style style:name="Tabla5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B1" style:family="table-cell">
      <style:table-cell-properties fo:background-color="#99ccff" fo:padding="0.097cm" fo:border="0.002cm solid #000000">
        <style:background-image/>
      </style:table-cell-properties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6.999cm" table:align="margins"/>
    </style:style>
    <style:style style:name="Tabla6.A" style:family="table-column">
      <style:table-column-properties style:column-width="5.99cm" style:rel-column-width="23093*"/>
    </style:style>
    <style:style style:name="Tabla6.B" style:family="table-column">
      <style:table-column-properties style:column-width="11.008cm" style:rel-column-width="42442*"/>
    </style:style>
    <style:style style:name="Tabla6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>
      <style:table-cell-properties fo:background-color="#99ccff" fo:padding="0.097cm" fo:border="0.002cm solid #000000">
        <style:background-image/>
      </style:table-cell-properties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style:font-name="Calisto MT"/>
    </style:style>
    <style:style style:name="P2" style:family="paragraph" style:parent-style-name="Standard">
      <style:paragraph-properties fo:text-align="justify" style:justify-single-word="false"/>
      <style:text-properties style:font-name="Calisto M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 fo:background-color="#99ccff" style:shadow="none">
        <style:background-image/>
      </style:paragraph-properties>
      <style:text-properties style:font-name="Calisto MT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 fo:background-color="transparent" fo:padding="0cm" fo:border-left="none" fo:border-right="none" fo:border-top="none" fo:border-bottom="0.002cm solid #000000" style:shadow="none">
        <style:background-image/>
      </style:paragraph-properties>
      <style:text-properties style:font-name="Calisto MT" style:text-underline-style="none" fo:font-weight="bold" style:font-weight-asian="bold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name="Calisto MT"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Calisto MT"/>
    </style:style>
    <style:style style:name="P7" style:family="paragraph" style:parent-style-name="Preformatted_20_Text">
      <style:paragraph-properties fo:text-align="start" style:justify-single-word="false" style:writing-mode="lr-tb"/>
    </style:style>
    <style:style style:name="P8" style:family="paragraph" style:parent-style-name="Preformatted_20_Text">
      <style:paragraph-properties fo:text-align="start" style:justify-single-word="false" style:writing-mode="lr-tb"/>
      <style:text-properties style:font-name="monospace"/>
    </style:style>
    <style:style style:name="P9" style:family="paragraph" style:parent-style-name="Preformatted_20_Text">
      <style:paragraph-properties fo:text-align="justify" style:justify-single-word="false"/>
      <style:text-properties style:font-name="monospace"/>
    </style:style>
    <style:style style:name="P10" style:family="paragraph" style:parent-style-name="Standard">
      <style:text-properties style:font-name="Calisto MT"/>
    </style:style>
    <style:style style:name="P11" style:family="paragraph" style:parent-style-name="Standard">
      <style:paragraph-properties fo:text-align="justify" style:justify-single-word="false"/>
      <style:text-properties style:font-name="Calisto MT"/>
    </style:style>
    <style:style style:name="P12" style:family="paragraph" style:parent-style-name="Standard">
      <style:paragraph-properties fo:text-align="justify" style:justify-single-word="false"/>
      <style:text-properties style:font-name="Calisto M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monospace"/>
    </style:style>
    <style:style style:name="P14" style:family="paragraph" style:parent-style-name="Standard">
      <style:paragraph-properties fo:text-align="justify" style:justify-single-word="false" fo:background-color="transparent" fo:padding="0cm" fo:border-left="none" fo:border-right="none" fo:border-top="none" fo:border-bottom="0.002cm solid #000000" style:shadow="none">
        <style:background-image/>
      </style:paragraph-properties>
      <style:text-properties style:font-name="Calisto MT"/>
    </style:style>
    <style:style style:name="P15" style:family="paragraph" style:parent-style-name="Standard">
      <style:paragraph-properties fo:text-align="justify" style:justify-single-word="false" fo:break-before="page" fo:background-color="transparent" fo:padding="0cm" fo:border-left="none" fo:border-right="none" fo:border-top="none" fo:border-bottom="0.002cm solid #000000" style:shadow="none">
        <style:background-image/>
      </style:paragraph-properties>
      <style:text-properties style:font-name="Calisto MT"/>
    </style:style>
    <style:style style:name="P16" style:family="paragraph" style:parent-style-name="Table_20_Contents">
      <style:paragraph-properties fo:text-align="justify" style:justify-single-word="false"/>
      <style:text-properties style:font-name="Calisto MT"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font-name="Calisto MT"/>
    </style:style>
    <style:style style:name="P18" style:family="paragraph" style:parent-style-name="Preformatted_20_Text">
      <style:paragraph-properties fo:text-align="start" style:justify-single-word="false" style:writing-mode="lr-tb"/>
      <style:text-properties style:font-name="monospace"/>
    </style:style>
    <style:style style:name="P19" style:family="paragraph" style:parent-style-name="Preformatted_20_Text">
      <style:paragraph-properties fo:text-align="start" style:justify-single-word="false" style:writing-mode="lr-tb"/>
    </style:style>
    <style:style style:name="P20" style:family="paragraph" style:parent-style-name="Preformatted_20_Text">
      <style:paragraph-properties fo:text-align="justify" style:justify-single-word="false"/>
      <style:text-properties style:font-name="monospace"/>
    </style:style>
    <style:style style:name="T1" style:family="text">
      <style:text-properties style:font-name="monospac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bold"/>
    </style:style>
    <style:style style:name="T5" style:family="text">
      <style:text-properties style:font-weight-asian="bold"/>
    </style:style>
    <style:style style:name="T6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rvicios que debe prestar el Servlet para el sistema de reservas</text:p>
      <text:p text:style-name="P10"/>
      <text:p text:style-name="P4">Servicio: getConfig</text:p>
      <text:p text:style-name="P1"/>
      <text:p text:style-name="P1">Dado un grupo de recursos y un rango de fechas, retorna la configuración de slots para dicho grupo.</text:p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Clave</text:p>
          </table:table-cell>
          <table:table-cell table:style-name="Tabla1.B1" office:value-type="string">
            <text:p text:style-name="P5">Valor</text:p>
          </table:table-cell>
        </table:table-row>
        <table:table-row>
          <table:table-cell table:style-name="Tabla1.A2" office:value-type="string">
            <text:p text:style-name="P6">name</text:p>
          </table:table-cell>
          <table:table-cell table:style-name="Tabla1.B2" office:value-type="string">
            <text:p text:style-name="P6">getConfig</text:p>
          </table:table-cell>
        </table:table-row>
        <table:table-row>
          <table:table-cell table:style-name="Tabla1.A2" office:value-type="string">
            <text:p text:style-name="P6">resourceGroup</text:p>
          </table:table-cell>
          <table:table-cell table:style-name="Tabla1.B2" office:value-type="string">
            <text:p text:style-name="P6">Id grupo obtenido del AP</text:p>
          </table:table-cell>
        </table:table-row>
        <table:table-row>
          <table:table-cell table:style-name="Tabla1.A2" office:value-type="string">
            <text:p text:style-name="P6">fromYear</text:p>
          </table:table-cell>
          <table:table-cell table:style-name="Tabla1.B2" office:value-type="string">
            <text:p text:style-name="P6">Fecha (año) a partir de la cual se desea obtener la configuración de slots</text:p>
          </table:table-cell>
        </table:table-row>
        <table:table-row>
          <table:table-cell table:style-name="Tabla1.A2" office:value-type="string">
            <text:p text:style-name="P6">fromMonth</text:p>
          </table:table-cell>
          <table:table-cell table:style-name="Tabla1.B2" office:value-type="string">
            <text:p text:style-name="P6">Fecha (mes) a partir de la cual se desea obtener la configuración de slots</text:p>
          </table:table-cell>
        </table:table-row>
        <table:table-row>
          <table:table-cell table:style-name="Tabla1.A2" office:value-type="string">
            <text:p text:style-name="P6">fromDate</text:p>
          </table:table-cell>
          <table:table-cell table:style-name="Tabla1.B2" office:value-type="string">
            <text:p text:style-name="P6">Fecha (día) a partir de la cual se desea obtener la configuración de slots</text:p>
          </table:table-cell>
        </table:table-row>
        <table:table-row>
          <table:table-cell table:style-name="Tabla1.A2" office:value-type="string">
            <text:p text:style-name="P6">toYear</text:p>
          </table:table-cell>
          <table:table-cell table:style-name="Tabla1.B2" office:value-type="string">
            <text:p text:style-name="P6">Fecha (año) límite hasta la cual se desea obtener la configuración de slots</text:p>
          </table:table-cell>
        </table:table-row>
        <table:table-row>
          <table:table-cell table:style-name="Tabla1.A2" office:value-type="string">
            <text:p text:style-name="P6">toMonth</text:p>
          </table:table-cell>
          <table:table-cell table:style-name="Tabla1.B2" office:value-type="string">
            <text:p text:style-name="P6">Fecha (mes) límite hasta la cual se desea obtener la configuración de slots</text:p>
          </table:table-cell>
        </table:table-row>
        <table:table-row>
          <table:table-cell table:style-name="Tabla1.A2" office:value-type="string">
            <text:p text:style-name="P6">toDate</text:p>
          </table:table-cell>
          <table:table-cell table:style-name="Tabla1.B2" office:value-type="string">
            <text:p text:style-name="P6">Fecha (día) límite hasta la cual se desea obtener la configuración de slots</text:p>
          </table:table-cell>
        </table:table-row>
      </table:table>
      <text:p text:style-name="P1"/>
      <text:p text:style-name="P2">Retorno</text:p>
      <text:p text:style-name="P1"/>
      <text:p text:style-name="P1">El servicio devuelve un archivo JSON con la siguiente estructura:</text:p>
      <text:p text:style-name="P1"/>
      <text:p text:style-name="P9">{ "nombre": "config",</text:p>
      <text:p text:style-name="P9"><text:s text:c="3"/>"range": {</text:p>
      <text:p text:style-name="P9"><text:tab/>"resourceGruopID": "value", </text:p>
      <text:p text:style-name="P9"><text:tab/>"fromYear": "value",</text:p>
      <text:p text:style-name="P9"><text:tab/>"fromMonth": "value",</text:p>
      <text:p text:style-name="P9"><text:tab/>"fromDate": "value",</text:p>
      <text:p text:style-name="P9"><text:tab/>"toYear": "value",</text:p>
      <text:p text:style-name="P9"><text:tab/>"toMonth": "value",</text:p>
      <text:p text:style-name="P9"><text:tab/>"toDate": "value"</text:p>
      <text:p text:style-name="P9"><text:s text:c="3"/>},</text:p>
      <text:p text:style-name="P9"><text:s text:c="3"/>"slots": [</text:p>
      <text:p text:style-name="P7"><text:s text:c="3"/><text:tab/>{</text:p>
      <text:p text:style-name="P8"><text:tab/> <text:s text:c="3"/>"id": "value", </text:p>
      <text:p text:style-name="P8"><text:tab/> <text:s text:c="3"/>"day": "value", </text:p>
      <text:p text:style-name="P8"><text:tab/> <text:s text:c="3"/>"from": "value", </text:p>
      <text:p text:style-name="P8"><text:s/><text:tab/> <text:s text:c="3"/>"to": "value", </text:p>
      <text:p text:style-name="P8"><text:tab/> <text:s text:c="3"/>"min": "value", </text:p>
      <text:p text:style-name="P8"><text:tab/> <text:s text:c="3"/>"max": "value", </text:p>
      <text:p text:style-name="P8"><text:tab/> <text:s text:c="3"/>"steep": "value", </text:p>
      <text:p text:style-name="P8"><text:tab/> <text:s text:c="3"/>"tolerance": "value"</text:p>
      <text:p text:style-name="P8"><text:s text:c="6"/>},</text:p>
      <text:p text:style-name="P8"><text:tab/>.</text:p>
      <text:p text:style-name="P8"><text:tab/>.</text:p>
      <text:p text:style-name="P8"><text:tab/>.</text:p>
      <text:p text:style-name="P8"><text:s text:c="3"/>]</text:p>
      <text:p text:style-name="P8">}</text:p>
      <text:p text:style-name="P14"><text:soft-page-break/><text:span text:style-name="T3">Servicio: getAvailability</text:span></text:p>
      <text:p text:style-name="P1"/>
      <text:p text:style-name="P1">Dado un grupo de recursos, una fecha y un slot determinados, retorna la disponibilidad del grupo de recursos para ese slot.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Clave</text:p>
          </table:table-cell>
          <table:table-cell table:style-name="Tabla2.B1" office:value-type="string">
            <text:p text:style-name="P5">Valor</text:p>
          </table:table-cell>
        </table:table-row>
        <table:table-row>
          <table:table-cell table:style-name="Tabla2.A2" office:value-type="string">
            <text:p text:style-name="P6">name</text:p>
          </table:table-cell>
          <table:table-cell table:style-name="Tabla2.B2" office:value-type="string">
            <text:p text:style-name="P6">getAvailability</text:p>
          </table:table-cell>
        </table:table-row>
        <table:table-row>
          <table:table-cell table:style-name="Tabla2.A2" office:value-type="string">
            <text:p text:style-name="P6">resourceGroup</text:p>
          </table:table-cell>
          <table:table-cell table:style-name="Tabla2.B2" office:value-type="string">
            <text:p text:style-name="P6">Id grupo obtenido del AP</text:p>
          </table:table-cell>
        </table:table-row>
        <table:table-row>
          <table:table-cell table:style-name="Tabla2.A2" office:value-type="string">
            <text:p text:style-name="P6">date</text:p>
          </table:table-cell>
          <table:table-cell table:style-name="Tabla2.B2" office:value-type="string">
            <text:p text:style-name="P6">Fecha para la cual se desea obtener la disponibilidad de los recursos.</text:p>
          </table:table-cell>
        </table:table-row>
        <table:table-row>
          <table:table-cell table:style-name="Tabla2.A2" office:value-type="string">
            <text:p text:style-name="P6">hour</text:p>
          </table:table-cell>
          <table:table-cell table:style-name="Tabla2.B2" office:value-type="string">
            <text:p text:style-name="P6">Horario de la reserva</text:p>
          </table:table-cell>
        </table:table-row>
        <table:table-row>
          <table:table-cell table:style-name="Tabla2.A2" office:value-type="string">
            <text:p text:style-name="P6">duration</text:p>
          </table:table-cell>
          <table:table-cell table:style-name="Tabla2.B2" office:value-type="string">
            <text:p text:style-name="P6">Duración la reserva</text:p>
          </table:table-cell>
        </table:table-row>
      </table:table>
      <text:p text:style-name="P1"/>
      <text:p text:style-name="P2">Retorno</text:p>
      <text:p text:style-name="P1"/>
      <text:p text:style-name="P1">El servicio devuelve un archivo JSON con la siguiente estructura:</text:p>
      <text:p text:style-name="P1"/>
      <text:p text:style-name="P9">{ "availability": {</text:p>
      <text:p text:style-name="P9"><text:s text:c="3"/>"slot": {"resourceGruopID", "date", "hour", "duration"},</text:p>
      <text:p text:style-name="P9"><text:s text:c="3"/>"availableResources": [</text:p>
      <text:p text:style-name="P7"><text:s text:c="3"/><text:tab/>{<text:span text:style-name="T1">"value": "id", "name"},</text:span></text:p>
      <text:p text:style-name="P8"><text:tab/>{"value": "id", "name"},</text:p>
      <text:p text:style-name="P8"><text:tab/>.</text:p>
      <text:p text:style-name="P8"><text:tab/>.</text:p>
      <text:p text:style-name="P8"><text:tab/>.</text:p>
      <text:p text:style-name="P8"><text:tab/>{"value": "id", "name"}</text:p>
      <text:p text:style-name="P8"><text:s text:c="3"/>]</text:p>
      <text:p text:style-name="P8">}}</text:p>
      <text:p text:style-name="P1"/>
      <text:p text:style-name="P15"><text:span text:style-name="T3">Servicio: confirmReservation</text:span></text:p>
      <text:p text:style-name="P1"/>
      <text:p text:style-name="P1">Confirmación de una reserva. Debe enviarse al servidor la lista de recursos a reservar, fecha, hora y duración de la reserva y el identificador del usuario que realiza la misma. El servidor retorna el código que identifia a la reserva y el vencimiento de la misma (fecha y hora). </text:p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">Clave</text:p>
          </table:table-cell>
          <table:table-cell table:style-name="Tabla3.B1" office:value-type="string">
            <text:p text:style-name="P5">Valor</text:p>
          </table:table-cell>
        </table:table-row>
        <table:table-row>
          <table:table-cell table:style-name="Tabla3.A2" office:value-type="string">
            <text:p text:style-name="P6">name</text:p>
          </table:table-cell>
          <table:table-cell table:style-name="Tabla3.B2" office:value-type="string">
            <text:p text:style-name="P6">confirmReservation</text:p>
          </table:table-cell>
        </table:table-row>
        <table:table-row>
          <table:table-cell table:style-name="Tabla3.A2" office:value-type="string">
            <text:p text:style-name="P6">resources</text:p>
          </table:table-cell>
          <table:table-cell table:style-name="Tabla3.B2" office:value-type="string">
            <text:p text:style-name="P6">Lista de recursos a reservar, identificados por código.</text:p>
          </table:table-cell>
        </table:table-row>
        <table:table-row>
          <table:table-cell table:style-name="Tabla3.A2" office:value-type="string">
            <text:p text:style-name="P6">date</text:p>
          </table:table-cell>
          <table:table-cell table:style-name="Tabla3.B2" office:value-type="string">
            <text:p text:style-name="P6">Fecha de la reserva</text:p>
          </table:table-cell>
        </table:table-row>
        <table:table-row>
          <table:table-cell table:style-name="Tabla3.A2" office:value-type="string">
            <text:p text:style-name="P6">hour</text:p>
          </table:table-cell>
          <table:table-cell table:style-name="Tabla3.B2" office:value-type="string">
            <text:p text:style-name="P6">Horario de la reserva</text:p>
          </table:table-cell>
        </table:table-row>
        <table:table-row>
          <table:table-cell table:style-name="Tabla3.A2" office:value-type="string">
            <text:p text:style-name="P6">duration</text:p>
          </table:table-cell>
          <table:table-cell table:style-name="Tabla3.B2" office:value-type="string">
            <text:p text:style-name="P6">Duración la reserva</text:p>
          </table:table-cell>
        </table:table-row>
        <table:table-row>
          <table:table-cell table:style-name="Tabla3.A2" office:value-type="string">
            <text:p text:style-name="P6">user</text:p>
          </table:table-cell>
          <table:table-cell table:style-name="Tabla3.B2" office:value-type="string">
            <text:p text:style-name="P6">Usuario que solicita la reserva</text:p>
          </table:table-cell>
        </table:table-row>
      </table:table>
      <text:p text:style-name="P1"/>
      <text:p text:style-name="P2">Retorno</text:p>
      <text:p text:style-name="P1"/>
      <text:p text:style-name="P1">El servicio devuelve el código único de reserva y el vencimiento de la misma (fecha y hora) mediante un httpResponse. En caso de ocurrir algún tipo de excepción, devuelve el código correspondiente.</text:p>
      <text:p text:style-name="P1"/>
      <text:p text:style-name="P14"><text:span text:style-name="T3"/></text:p>
      <text:p text:style-name="P15"><text:span text:style-name="T3">Servicio: cancelReservation</text:span></text:p>
      <text:p text:style-name="P1"/>
      <text:p text:style-name="P1">Cancelación de una reserva. Se envía al servidor el código de la reserva, y retorna la confirmación de la cancelación. En caso de éxito, el servidor debe liberar los recursos reservados</text:p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">Clave</text:p>
          </table:table-cell>
          <table:table-cell table:style-name="Tabla4.B1" office:value-type="string">
            <text:p text:style-name="P5">Valor</text:p>
          </table:table-cell>
        </table:table-row>
        <table:table-row>
          <table:table-cell table:style-name="Tabla4.A2" office:value-type="string">
            <text:p text:style-name="P6">name</text:p>
          </table:table-cell>
          <table:table-cell table:style-name="Tabla4.B2" office:value-type="string">
            <text:p text:style-name="P6">cancelReservation</text:p>
          </table:table-cell>
        </table:table-row>
        <table:table-row>
          <table:table-cell table:style-name="Tabla4.A2" office:value-type="string">
            <text:p text:style-name="P6">reserve_id</text:p>
          </table:table-cell>
          <table:table-cell table:style-name="Tabla4.B2" office:value-type="string">
            <text:p text:style-name="P6">Código identificador de la reserva</text:p>
          </table:table-cell>
        </table:table-row>
        <table:table-row>
          <table:table-cell table:style-name="Tabla4.A2" office:value-type="string">
            <text:p text:style-name="P6">user</text:p>
          </table:table-cell>
          <table:table-cell table:style-name="Tabla4.B2" office:value-type="string">
            <text:p text:style-name="P6">Usuario que solicita la cancelación.</text:p>
          </table:table-cell>
        </table:table-row>
      </table:table>
      <text:p text:style-name="P1"/>
      <text:p text:style-name="P2">Retorno</text:p>
      <text:p text:style-name="P1"/>
      <text:p text:style-name="P1">El servicio devuelve una confimación de que la reserva fue cancelada. En caso de ocurrir algún error, retorna el código correspondiente.</text:p>
      <text:p text:style-name="P1"/>
      <text:p text:style-name="P14"><text:span text:style-name="T3"/></text:p>
      <text:p text:style-name="P15"><text:span text:style-name="T3">Servicio: getReservation</text:span></text:p>
      <text:p text:style-name="P1"/>
      <text:p text:style-name="P1">Obtener los datos de una reserva. Se envía al servidor el código de la reserva, y retorna los datos de la reserva (recursos reservados, fecha y hora, duración y fecha en que se hizo la reserva).</text:p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5">Clave</text:p>
          </table:table-cell>
          <table:table-cell table:style-name="Tabla5.B1" office:value-type="string">
            <text:p text:style-name="P5">Valor</text:p>
          </table:table-cell>
        </table:table-row>
        <table:table-row>
          <table:table-cell table:style-name="Tabla5.A2" office:value-type="string">
            <text:p text:style-name="P6">name</text:p>
          </table:table-cell>
          <table:table-cell table:style-name="Tabla5.B2" office:value-type="string">
            <text:p text:style-name="P6">getReservation</text:p>
          </table:table-cell>
        </table:table-row>
        <table:table-row>
          <table:table-cell table:style-name="Tabla5.A2" office:value-type="string">
            <text:p text:style-name="P6">reserve_id</text:p>
          </table:table-cell>
          <table:table-cell table:style-name="Tabla5.B2" office:value-type="string">
            <text:p text:style-name="P6">Código identificador de la reserva</text:p>
          </table:table-cell>
        </table:table-row>
        <table:table-row>
          <table:table-cell table:style-name="Tabla5.A2" office:value-type="string">
            <text:p text:style-name="P6">user</text:p>
          </table:table-cell>
          <table:table-cell table:style-name="Tabla5.B2" office:value-type="string">
            <text:p text:style-name="P6">Usuario que solicita la cancelación.</text:p>
          </table:table-cell>
        </table:table-row>
      </table:table>
      <text:p text:style-name="P1"/>
      <text:p text:style-name="P2">Retorno</text:p>
      <text:p text:style-name="P1"/>
      <text:p text:style-name="P1">El servicio devuelve un archivo JSON con la siguiente estructura:</text:p>
      <text:p text:style-name="P1"/>
      <text:p text:style-name="P9">{ "reserve": {</text:p>
      <text:p text:style-name="P9"><text:s text:c="3"/>"id": "reserveID",</text:p>
      <text:p text:style-name="P9"><text:s text:c="3"/>"datetime_reserve": "fecha y hora de la reserva",</text:p>
      <text:p text:style-name="P9"><text:s text:c="3"/>"datetime_realization": "fecha y hora de realizacion de la reserva",</text:p>
      <text:p text:style-name="P9"><text:s text:c="3"/>"duration": "duracion de la reserva",</text:p>
      <text:p text:style-name="P9"><text:s text:c="3"/>"expiry": "vencimiento de la reserva",</text:p>
      <text:p text:style-name="P9"><text:s text:c="3"/>"resources": [</text:p>
      <text:p text:style-name="P7"><text:s text:c="3"/><text:tab/>{<text:span text:style-name="T1">"value": "id", "name", "groupname"},</text:span></text:p>
      <text:p text:style-name="P8"><text:tab/>{"value": "id", "name", "groupname"},</text:p>
      <text:p text:style-name="P8"><text:tab/>.</text:p>
      <text:p text:style-name="P8"><text:tab/>.</text:p>
      <text:p text:style-name="P8"><text:tab/>.</text:p>
      <text:p text:style-name="P8"><text:tab/>{"value": "id", "name", "groupname"}</text:p>
      <text:p text:style-name="P9"><text:s text:c="3"/>]</text:p>
      <text:p text:style-name="P8">}}</text:p>
      <text:p text:style-name="P1"/>
      <text:p text:style-name="P1"/>
      <text:p text:style-name="P15"><text:span text:style-name="T3">Servicio: getLayout</text:span></text:p>
      <text:p text:style-name="P1"/>
      <text:p text:style-name="P1">Dado un grupo de recursos, retorna su configuración visual</text:p>
      <text:p text:style-name="P1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5">Clave</text:p>
          </table:table-cell>
          <table:table-cell table:style-name="Tabla6.B1" office:value-type="string">
            <text:p text:style-name="P5">Valor</text:p>
          </table:table-cell>
        </table:table-row>
        <table:table-row>
          <table:table-cell table:style-name="Tabla6.A2" office:value-type="string">
            <text:p text:style-name="P6">name</text:p>
          </table:table-cell>
          <table:table-cell table:style-name="Tabla6.B2" office:value-type="string">
            <text:p text:style-name="P6">getAvailability</text:p>
          </table:table-cell>
        </table:table-row>
        <table:table-row>
          <table:table-cell table:style-name="Tabla6.A2" office:value-type="string">
            <text:p text:style-name="P6">resourceGroup</text:p>
          </table:table-cell>
          <table:table-cell table:style-name="Tabla6.B2" office:value-type="string">
            <text:p text:style-name="P6">Id grupo obtenido del AP</text:p>
          </table:table-cell>
        </table:table-row>
      </table:table>
      <text:p text:style-name="P1"/>
      <text:p text:style-name="P2">Retorno</text:p>
      <text:p text:style-name="P1"/>
      <text:p text:style-name="P1">El servicio devuelve un archivo JSON almacenado en la base de datos, en la tabla jos_resources_group: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monospace" svg:font-family="monospace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uis Ignacio Aita</meta:initial-creator>
    <meta:creation-date>2009-09-24T16:14:52.17</meta:creation-date>
    <dc:date>2009-10-07T16:53:45.30</dc:date>
    <dc:creator>Luis Ignacio Aita</dc:creator>
    <meta:editing-duration>PT10H00M51S</meta:editing-duration>
    <meta:editing-cycles>33</meta:editing-cycles>
    <meta:generator>OpenOffice.org/3.0$Win32 OpenOffice.org_project/300m15$Build-9379</meta:generator>
    <meta:document-statistic meta:table-count="6" meta:image-count="0" meta:object-count="0" meta:page-count="6" meta:paragraph-count="143" meta:word-count="615" meta:character-count="4036"/>
    <meta:user-defined meta:name="Información 1"/>
    <meta:user-defined meta:name="Información 2"/>
    <meta:user-defined meta:name="Información 3"/>
    <meta:user-defined meta:name="Información 4"/>
  </office:meta>
</office:document-meta>
</file>